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putModuleHelper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putModuleHelper.InputModuleHelper( ServiceManager service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ModuleHelper.getVariableResolver( String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nputModuleHelper.resolve(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